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Invocation.ASInvocation( ASTransport transport , XMLStreamFactory stream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Invocation.invoke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Invocation.invokeOneW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